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7.935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20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king at Derivatives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does it look lik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nce the derivative is the slope it is positive when the function is going up and negative when the function is going down</text:p>
              </text:list-item>
              <text:list-item>
                <text:p>f'(x) = 0 when the function is fl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n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f f(x) is not continuous at b then f is not differentiable at b</text:p>
              </text:list-item>
              <text:list-item>
                <text:p>If f(x) has a cornner at b then f is not differentiable at b</text:p>
              </text:list-item>
              <text:list-item>
                <text:p>If f(x) has a vertical tangent at b then f is not differentiable at 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7.935cm" svg:x="1.4cm" svg:y="0.837cm" presentation:class="subtitle">
          <draw:text-box>
            <text:p><text:span text:style-name="T1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www.wolframalpha.com/input/?i=Plot[%7Bx%5E3+-+x%5E2,+D[x%5E3+-+x%5E2,+x]%7D,+%7Bx,+0,+1%7D]">Ex1</text:a></text:p>
              </text:list-item>
              <text:list-item>
                <text:p><text:a xlink:href="http://www.wolframalpha.com/input/?i=plot+sin(5x)+and+d/dx+sin(5x)">Ex2</text:a></text:p>
              </text:list-item>
              <text:list-item>
                <text:p><text:a xlink:href="http://www.wolframalpha.com/input/?i=plot+e%5E(5x)+and+d/dx+e%5E(5x)">Ex3</text:a></text:p>
              </text:list-item>
              <text:list-item>
                <text:p><text:a xlink:href="http://www.wolframalpha.com/input/?i=Plot[%7Bln(x),+D[ln(x),+x]%7D,+%7Bx,+0,+1%7D]">Ex4</text:a></text:p>
              </text:list-item>
              <text:list-item>
                <text:p><text:a xlink:href="http://www.wolframalpha.com/input/?i=Plot[%7Bsqrt(x),+D[sqrt(x),+x]%7D,+%7Bx,+0,+10%7D]">Ex5</text:a></text:p>
              </text:list-item>
              <text:list-item>
                <text:p><text:a xlink:href="http://www.wolframalpha.com/input/?i=Plot[%7B(x-1)(x-2)(x-3),+D[(x-1)(x-2)(x-3),+x]%7D,+%7Bx,+0,+4%7D]">Ex6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31M28S</meta:editing-duration>
    <meta:editing-cycles>27</meta:editing-cycles>
    <meta:generator>OpenOffice/4.1.1$Win32 OpenOffice.org_project/411m6$Build-9775</meta:generator>
    <dc:date>2016-09-28T07:58:01.93</dc:date>
    <meta:document-statistic meta:object-count="40"/>
  </office:meta>
</office:document-meta>
</file>